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160000021200000213C8270908797F632F.svm" manifest:media-type="image/x-svm"/>
  <manifest:file-entry manifest:full-path="Pictures/100000010000001500000015D2C169D08D9A00FB.png" manifest:media-type="image/png"/>
  <manifest:file-entry manifest:full-path="Pictures/100000010000001500000015729C899C66BD776E.png" manifest:media-type="image/png"/>
  <manifest:file-entry manifest:full-path="Pictures/2000000E00000209000002091FFDE8302F0A70DD.svm" manifest:media-type="image/x-svm"/>
  <manifest:file-entry manifest:full-path="Pictures/200000160000021A0000021AA3181F381046188C.svm" manifest:media-type="image/x-svm"/>
  <manifest:file-entry manifest:full-path="Pictures/10000001000000150000001532E32C545F8D108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auto-grow-width="true" fo:min-height="0.395cm" fo:min-width="5.23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0.893cm" fo:min-width="7.614cm"/>
      <style:paragraph-properties style:writing-mode="lr-tb"/>
    </style:style>
    <style:style style:name="gr3" style:family="graphic" style:parent-style-name="objectwithoutfill">
      <style:graphic-properties draw:stroke="solid" draw:stroke-dash="Dashed_20__28_var_29_"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89cm" fo:min-width="4.474cm" fo:padding-top="0cm" fo:padding-bottom="0cm" fo:padding-left="0cm" fo:padding-right="0cm"/>
      <style:paragraph-properties style:writing-mode="lr-tb"/>
    </style:style>
    <style:style style:name="gr5" style:family="graphic" style:parent-style-name="objectwithoutfill">
      <style:graphic-properties draw:stroke="dash" draw:stroke-dash="_32__20_Dots_20_1_20_Dash" svg:stroke-width="0.102cm" svg:stroke-color="#ff00ff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662cm" fo:min-width="3.429cm" fo:padding-top="0cm" fo:padding-bottom="0cm" fo:padding-left="0cm" fo:padding-right="0cm"/>
      <style:paragraph-properties style:writing-mode="lr-tb"/>
    </style:style>
    <style:style style:name="gr7" style:family="graphic" style:parent-style-name="objectwithoutfill">
      <style:graphic-properties draw:stroke="dash" draw:stroke-dash="Dashed_20__28_var_29_" svg:stroke-width="0.102cm" svg:stroke-color="#990099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color="#000000" draw:fill="none" draw:fill-color="#ffffff" fo:min-height="0.893cm" fo:min-width="9.353cm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fo:min-height="0.893cm" fo:min-width="9.565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fo:min-height="0.893cm" fo:min-width="7.834cm"/>
      <style:paragraph-properties style:writing-mode="lr-tb"/>
    </style:style>
    <style:style style:name="gr11" style:family="graphic" style:parent-style-name="objectwithoutfill">
      <style:graphic-properties draw:stroke="dash" draw:stroke-dash="Ultrafine_20_Dashed" svg:stroke-width="0.102cm" svg:stroke-color="#339966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62cm" fo:min-width="4.18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fo:min-height="0.893cm" fo:min-width="8.854cm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fo:min-height="0.893cm" fo:min-width="7.821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fo:min-height="0.893cm" fo:min-width="8.638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fo:min-height="0.893cm" fo:min-width="4.072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fo:min-height="0.893cm" fo:min-width="9.914cm"/>
      <style:paragraph-properties style:writing-mode="lr-tb"/>
    </style:style>
    <style:style style:name="gr18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47cm" fo:min-width="5.20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366cm" fo:min-width="12.785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ffffff" fo:min-height="0.893cm" fo:min-width="7.179cm"/>
      <style:paragraph-properties style:writing-mode="lr-tb"/>
    </style:style>
    <style:style style:name="gr21" style:family="graphic" style:parent-style-name="standard">
      <style:graphic-properties draw:stroke="solid" svg:stroke-color="#000000" draw:fill="none" draw:fill-color="#ffffff" fo:min-height="0.893cm" fo:min-width="3.442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fo:min-height="0.893cm" fo:min-width="3.945cm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fo:min-height="0.893cm" fo:min-width="2.677cm"/>
      <style:paragraph-properties style:writing-mode="lr-tb"/>
    </style:style>
    <style:style style:name="gr24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1.909cm" fo:min-width="7.892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draw:stroke="solid" svg:stroke-color="#000000" draw:fill="none" draw:fill-color="#ffffff" fo:min-height="0.893cm" fo:min-width="2.354cm"/>
      <style:paragraph-properties style:writing-mode="lr-tb"/>
    </style:style>
    <style:style style:name="gr26" style:family="graphic" style:parent-style-name="standard">
      <style:graphic-properties draw:stroke="solid" svg:stroke-color="#000000" draw:fill="none" draw:fill-color="#ffffff" fo:min-height="0.893cm" fo:min-width="3.243cm"/>
      <style:paragraph-properties style:writing-mode="lr-tb"/>
    </style:style>
    <style:style style:name="gr27" style:family="graphic" style:parent-style-name="standard">
      <style:graphic-properties draw:stroke="solid" svg:stroke-color="#000000" draw:fill="none" draw:fill-color="#ffffff" fo:min-height="0.893cm" fo:min-width="4.341cm"/>
      <style:paragraph-properties style:writing-mode="lr-tb"/>
    </style:style>
    <style:style style:name="gr28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814cm" fo:min-width="5.641cm" fo:padding-top="0.15cm" fo:padding-bottom="0.15cm" fo:padding-left="0.275cm" fo:padding-right="0.275cm"/>
      <style:paragraph-properties style:writing-mode="lr-tb"/>
    </style:style>
    <style:style style:name="gr29" style:family="graphic" style:parent-style-name="standard">
      <style:graphic-properties draw:stroke="solid" svg:stroke-color="#000000" draw:fill="none" draw:fill-color="#ffffff" fo:min-height="0.893cm" fo:min-width="5.021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fo:min-height="0.556cm" fo:min-width="2.6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556cm" fo:min-width="4.61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556cm" fo:min-width="4.032cm"/>
      <style:paragraph-properties style:writing-mode="lr-tb"/>
    </style:style>
    <style:style style:name="gr34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0.559cm" fo:min-width="0.309cm" fo:wrap-option="wrap"/>
    </style:style>
    <style:style style:name="gr35" style:family="graphic" style:parent-style-name="standard">
      <style:graphic-properties draw:fill="hatch" draw:fill-color="#66cc00" draw:fill-hatch-name="Black_20_45_20_Degrees" draw:fill-hatch-solid="true" draw:textarea-horizontal-align="justify" draw:textarea-vertical-align="middle" draw:auto-grow-height="false" fo:min-height="0.559cm" fo:min-width="0.309cm" fo:wrap-option="wrap"/>
    </style:style>
    <style:style style:name="P1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hatch" draw:fill-hatch-name="Red_20_90_20_Degrees_20_Crossed_20_1" draw:fill-hatch-solid="false"/>
      <style:paragraph-properties fo:text-align="center"/>
    </style:style>
    <style:style style:name="P8" style:family="paragraph">
      <loext:graphic-properties draw:fill="hatch" draw:fill-color="#66cc00" draw:fill-hatch-name="Black_20_45_20_Degrees" draw:fill-hatch-solid="true"/>
      <style:paragraph-properties fo:text-align="center"/>
    </style:style>
    <style:style style:name="P9" style:family="paragraph">
      <style:paragraph-properties fo:text-align="star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xml:id="id5" draw:id="id5" draw:layer="layout" svg:width="5.784cm" svg:height="0.695cm" svg:x="6.588cm" svg:y="1.448cm">
          <draw:text-box>
            <text:p><text:span text:style-name="T1">Analyze &amp; choose graph package</text:span></text:p>
          </draw:text-box>
        </draw:frame>
        <draw:frame draw:style-name="gr2" draw:text-style-name="P2" xml:id="id6" draw:id="id6" draw:layer="layout" svg:width="8.114cm" svg:height="1.143cm" svg:x="5.459cm" svg:y="3.194cm">
          <draw:text-box>
            <text:p>Create graph from units &amp; conversions DB tables</text:p>
            <text:p><text:a xlink:href="https://github.com/OpenEnergyDashboard/DevDocs/blob/main/resourceGeneralization/resourceGeneralization.md#creating-graph" xlink:type="simple">creating-graph</text:a></text:p>
          </draw:text-box>
        </draw:frame>
        <draw:g>
          <draw:connector draw:style-name="gr3" draw:text-style-name="P3" draw:layer="layout" svg:x1="16.809cm" svg:y1="1.875cm" svg:x2="15.028cm" svg:y2="1.893cm" draw:start-shape="id1" draw:start-glue-point="3" svg:d="M16809 1875h-1140v18h-641" svg:viewBox="0 0 1782 19">
            <text:p/>
          </draw:connector>
          <draw:frame draw:style-name="gr4" draw:text-style-name="P4" xml:id="id1" draw:id="id1" draw:layer="layout" svg:width="4.474cm" svg:height="0.789cm" svg:x="16.809cm" svg:y="1.481cm">
            <draw:text-box>
              <text:p><text:span text:style-name="T2"><text:s/></text:span><text:span text:style-name="T2">completion needed to begin</text:span></text:p>
            </draw:text-box>
          </draw:frame>
        </draw:g>
        <draw:g>
          <draw:connector draw:style-name="gr5" draw:text-style-name="P3" draw:layer="layout" svg:x1="24.045cm" svg:y1="3.082cm" svg:x2="21.812cm" svg:y2="2.983cm" draw:start-shape="id2" draw:start-glue-point="3" svg:d="M24045 3082h-1366v-99h-867" svg:viewBox="0 0 2234 100">
            <text:p/>
          </draw:connector>
          <draw:frame draw:style-name="gr6" draw:text-style-name="P4" xml:id="id2" draw:id="id2" draw:layer="layout" svg:width="3.429cm" svg:height="0.662cm" svg:x="24.045cm" svg:y="2.751cm">
            <draw:text-box>
              <text:p text:style-name="P5"><text:span text:style-name="T2">Desirable to do</text:span></text:p>
            </draw:text-box>
          </draw:frame>
        </draw:g>
        <draw:connector draw:style-name="gr7" draw:text-style-name="P3" draw:layer="layout" draw:line-skew="-1.449cm" svg:x1="23.872cm" svg:y1="8.78cm" svg:x2="37.715cm" svg:y2="16.09cm" draw:start-shape="id3" draw:start-glue-point="2" draw:end-shape="id4" draw:end-glue-point="0" svg:d="M23872 8780v2206h13843v5104" svg:viewBox="0 0 13844 7311">
          <text:p/>
        </draw:connector>
        <draw:connector draw:style-name="gr3" draw:text-style-name="P3" draw:layer="layout" svg:x1="9.48cm" svg:y1="2.143cm" svg:x2="9.516cm" svg:y2="3.194cm" draw:start-shape="id5" draw:start-glue-point="2" draw:end-shape="id6" draw:end-glue-point="0" svg:d="M9480 2143v526h36v525" svg:viewBox="0 0 37 1052">
          <text:p/>
        </draw:connector>
        <draw:frame draw:style-name="gr2" draw:text-style-name="P2" xml:id="id3" draw:id="id3" draw:layer="layout" svg:width="8.114cm" svg:height="1.143cm" svg:x="19.815cm" svg:y="7.637cm">
          <draw:text-box>
            <text:p>Implement conversion functions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7" draw:id="id7" draw:layer="layout" svg:width="8.114cm" svg:height="1.143cm" svg:x="42.543cm" svg:y="3.921cm">
          <draw:text-box>
            <text:p>Create models to interface to DB changes</text:p>
            <text:p><text:a xlink:href="https://github.com/OpenEnergyDashboard/DevDocs/blob/main/resourceGeneralization/resourceGeneralization.md#model-changes-for-units" xlink:type="simple">model-changes-for-units</text:a></text:p>
          </draw:text-box>
        </draw:frame>
        <draw:connector draw:style-name="gr7" draw:text-style-name="P3" draw:layer="layout" draw:line-skew="-2.219cm" svg:x1="46.6cm" svg:y1="5.064cm" svg:x2="66.886cm" svg:y2="24.643cm" draw:start-shape="id7" draw:start-glue-point="2" draw:end-shape="id8" draw:end-glue-point="0" svg:d="M46600 5064v7558h20286v12021" svg:viewBox="0 0 20287 19580">
          <text:p/>
        </draw:connector>
        <draw:frame draw:style-name="gr2" draw:text-style-name="P2" xml:id="id9" draw:id="id9" draw:layer="layout" svg:width="8.114cm" svg:height="1.143cm" svg:x="43.305cm" svg:y="1.381cm">
          <draw:text-box>
            <text:p>create all new DB table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frame draw:style-name="gr2" draw:text-style-name="P2" xml:id="id19" draw:id="id19" draw:layer="layout" svg:width="8.114cm" svg:height="1.143cm" svg:x="9.65cm" svg:y="11.098cm">
          <draw:text-box>
            <text:p>Create unit with suffix functions/code</text:p>
            <text:p>later in <text:a xlink:href="https://github.com/OpenEnergyDashboard/DevDocs/blob/main/resourceGeneralization/resourceGeneralization.md#determining-conversions" xlink:type="simple">determining-conversions</text:a></text:p>
          </draw:text-box>
        </draw:frame>
        <draw:connector draw:style-name="gr7" draw:text-style-name="P3" draw:layer="layout" draw:line-skew="-0.318cm" svg:x1="47.362cm" svg:y1="2.524cm" svg:x2="46.6cm" svg:y2="3.921cm" draw:start-shape="id9" draw:start-glue-point="2" draw:end-shape="id7" draw:end-glue-point="0" svg:d="M47362 2524v381h-762v1016" svg:viewBox="0 0 763 1398">
          <text:p/>
        </draw:connector>
        <draw:frame draw:style-name="gr8" draw:text-style-name="P2" xml:id="id24" draw:id="id24" draw:layer="layout" svg:width="9.853cm" svg:height="1.143cm" svg:x="51.802cm" svg:y="21.566cm">
          <draw:text-box>
            <text:p>analyze bar/compare/map graphics for any needed changes</text:p>
            <text:p><text:a xlink:href="https://github.com/OpenEnergyDashboard/DevDocs/blob/main/resourceGeneralization/resourceGeneralization.md#bar-compare-map-graphic-values" xlink:type="simple">bar-compare-map-graphic-values</text:a></text:p>
          </draw:text-box>
        </draw:frame>
        <draw:frame draw:style-name="gr9" draw:text-style-name="P2" draw:layer="layout" svg:width="10.065cm" svg:height="1.143cm" svg:x="28.432cm" svg:y="29.497cm">
          <draw:text-box>
            <text:p>new SQL function to get rate data</text:p>
            <text:p><text:a xlink:href="https://github.com/OpenEnergyDashboard/DevDocs/blob/main/resourceGeneralization/resourceGeneralization.md#how-oed-should-calculate-readings-displayed-in-line-graphics" xlink:type="simple">how-oed-should-calculate-readings-displayed-in-line-graphics</text:a></text:p>
          </draw:text-box>
        </draw:frame>
        <draw:frame draw:style-name="gr10" draw:text-style-name="P2" xml:id="id12" draw:id="id12" draw:layer="layout" svg:width="8.334cm" svg:height="1.143cm" svg:x="20.386cm" svg:y="18.497cm">
          <draw:text-box>
            <text:p>new SQL function(s) to get meter graphic readings</text:p>
            <text:p><text:a xlink:href="https://github.com/OpenEnergyDashboard/DevDocs/blob/main/resourceGeneralization/resourceGeneralization.md#meter-graphic-values" xlink:type="simple">meter-graphic-values</text:a></text:p>
          </draw:text-box>
        </draw:frame>
        <draw:frame draw:style-name="gr2" draw:text-style-name="P2" xml:id="id10" draw:id="id10" draw:layer="layout" svg:width="8.114cm" svg:height="1.143cm" svg:x="67.548cm" svg:y="29.181cm">
          <draw:text-box>
            <text:p>create DB migration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-12.567cm" svg:x1="47.362cm" svg:y1="2.524cm" svg:x2="71.605cm" svg:y2="29.181cm" draw:start-shape="id9" draw:start-glue-point="2" draw:end-shape="id10" draw:end-glue-point="0" svg:d="M47362 2524v762h24243v25895" svg:viewBox="0 0 24244 26658">
          <text:p/>
        </draw:connector>
        <draw:frame draw:style-name="gr2" draw:text-style-name="P2" xml:id="id11" draw:id="id11" draw:layer="layout" svg:width="8.114cm" svg:height="1.143cm" svg:x="0.492cm" svg:y="6.623cm">
          <draw:text-box>
            <text:p>figure out how to get reading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3.015cm" svg:x1="4.549cm" svg:y1="7.766cm" svg:x2="24.553cm" svg:y2="18.497cm" draw:start-shape="id11" draw:start-glue-point="2" draw:end-shape="id12" draw:end-glue-point="0" svg:d="M4549 7766v8381h20004v2350" svg:viewBox="0 0 20005 10732">
          <text:p/>
        </draw:connector>
        <draw:frame draw:style-name="gr2" draw:text-style-name="P2" xml:id="id13" draw:id="id13" draw:layer="layout" svg:width="8.114cm" svg:height="1.143cm" svg:x="58.329cm" svg:y="29.943cm">
          <draw:text-box>
            <text:p>create standard units for input into OED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7" draw:text-style-name="P3" draw:layer="layout" draw:line-skew="-4.058cm" svg:x1="46.6cm" svg:y1="5.064cm" svg:x2="62.386cm" svg:y2="29.943cm" draw:start-shape="id7" draw:start-glue-point="2" draw:end-shape="id13" draw:end-glue-point="0" svg:d="M46600 5064v8382h15786v16497" svg:viewBox="0 0 15787 24880">
          <text:p/>
        </draw:connector>
        <draw:frame draw:style-name="gr10" draw:text-style-name="P2" xml:id="id14" draw:id="id14" draw:layer="layout" svg:width="8.334cm" svg:height="1.143cm" svg:x="20.368cm" svg:y="20.91cm">
          <draw:text-box>
            <text:p>new SQL function(s) to get group graphic readings</text:p>
            <text:p><text:a xlink:href="https://github.com/OpenEnergyDashboard/DevDocs/blob/main/resourceGeneralization/resourceGeneralization.md#group-graphic-values" xlink:type="simple">group-graphic-values</text:a></text:p>
          </draw:text-box>
        </draw:frame>
        <draw:connector draw:style-name="gr11" draw:text-style-name="P3" draw:layer="layout" svg:x1="24.553cm" svg:y1="19.64cm" svg:x2="24.535cm" svg:y2="20.91cm" draw:start-shape="id12" draw:start-glue-point="2" draw:end-shape="id14" draw:end-glue-point="0" svg:d="M24553 19640v635h-18v635" svg:viewBox="0 0 19 1271">
          <text:p/>
        </draw:connector>
        <draw:g>
          <draw:g>
            <draw:frame draw:style-name="gr12" draw:text-style-name="P4" draw:layer="layout" svg:width="4.182cm" svg:height="0.662cm" svg:x="16.815cm" svg:y="2.724cm">
              <draw:text-box>
                <text:p><text:span text:style-name="T2">Task needed to finish</text:span></text:p>
              </draw:text-box>
            </draw:frame>
          </draw:g>
          <draw:connector draw:style-name="gr11" draw:text-style-name="P3" draw:layer="layout" svg:x1="16.62cm" svg:y1="3.024cm" svg:x2="15.155cm" svg:y2="3.005cm" svg:d="M16620 3024h-732v-19h-733" svg:viewBox="0 0 1466 20">
            <text:p/>
          </draw:connector>
        </draw:g>
        <draw:frame draw:style-name="gr2" draw:text-style-name="P2" xml:id="id20" draw:id="id20" draw:layer="layout" svg:width="8.114cm" svg:height="1.143cm" svg:x="1.064cm" svg:y="22.721cm">
          <draw:text-box>
            <text:p>y-axis label</text:p>
            <text:p><text:a xlink:href="https://github.com/OpenEnergyDashboard/DevDocs/blob/main/resourceGeneralization/resourceGeneralization.md#graphs" xlink:type="simple">graphs</text:a></text:p>
          </draw:text-box>
        </draw:frame>
        <draw:frame draw:style-name="gr2" draw:text-style-name="P2" xml:id="id15" draw:id="id15" draw:layer="layout" svg:width="8.114cm" svg:height="1.143cm" svg:x="45.875cm" svg:y="29.997cm">
          <draw:text-box>
            <text:p>auto created meters</text:p>
            <text:p><text:a xlink:href="https://github.com/OpenEnergyDashboard/DevDocs/blob/main/resourceGeneralization/resourceGeneralization.md#autocreated-meters" xlink:type="simple">autocreated-meters</text:a></text:p>
          </draw:text-box>
        </draw:frame>
        <draw:frame draw:style-name="gr2" draw:text-style-name="P2" draw:layer="layout" svg:width="8.114cm" svg:height="1.143cm" svg:x="18.145cm" svg:y="28.989cm">
          <draw:text-box>
            <text:p>chart link feature</text:p>
            <text:p><text:a xlink:href="https://github.com/OpenEnergyDashboard/DevDocs/blob/main/resourceGeneralization/resourceGeneralization.md#chartlink" xlink:type="simple">chartlink</text:a></text:p>
          </draw:text-box>
        </draw:frame>
        <draw:connector draw:style-name="gr7" draw:text-style-name="P3" draw:layer="layout" draw:line-skew="-2.688cm" svg:x1="46.6cm" svg:y1="5.064cm" svg:x2="49.932cm" svg:y2="29.997cm" draw:start-shape="id7" draw:start-glue-point="2" draw:end-shape="id15" draw:end-glue-point="0" svg:d="M46600 5064v9779h3332v15154" svg:viewBox="0 0 3333 24934">
          <text:p/>
        </draw:connector>
        <draw:frame draw:style-name="gr13" draw:text-style-name="P2" draw:layer="layout" svg:width="9.354cm" svg:height="1.143cm" svg:x="8.029cm" svg:y="28.927cm">
          <draw:text-box>
            <text:p>design and implement tests for each function/code in text</text:p>
            <text:p>Mostly done as each set are completed</text:p>
          </draw:text-box>
        </draw:frame>
        <draw:frame draw:style-name="gr2" draw:text-style-name="P2" xml:id="id29" draw:id="id29" draw:layer="layout" svg:width="8.114cm" svg:height="1.143cm" svg:x="10.562cm" svg:y="14.44cm">
          <draw:text-box>
            <text:p>test Cij/Pik creation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26" draw:id="id26" draw:layer="layout" svg:width="8.114cm" svg:height="1.143cm" svg:x="19.034cm" svg:y="14.392cm">
          <draw:text-box>
            <text:p>test conversions including temperature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14" draw:text-style-name="P2" xml:id="id16" draw:id="id16" draw:layer="layout" svg:width="8.321cm" svg:height="1.143cm" svg:x="13.954cm" svg:y="6.178cm">
          <draw:text-box>
            <text:p>automated input of example units and conversions</text:p>
          </draw:text-box>
        </draw:frame>
        <draw:frame draw:style-name="gr15" draw:text-style-name="P2" xml:id="id17" draw:id="id17" draw:layer="layout" svg:width="9.138cm" svg:height="1.143cm" svg:x="4.889cm" svg:y="27.149cm">
          <draw:text-box>
            <text:p>Create data and tests for the simplified examples in text</text:p>
            <text:p>Probably done earlier while developing code</text:p>
          </draw:text-box>
        </draw:frame>
        <draw:connector draw:style-name="gr11" draw:text-style-name="P3" draw:layer="layout" draw:line-skew="-8.234cm" svg:x1="18.114cm" svg:y1="7.321cm" svg:x2="9.458cm" svg:y2="27.149cm" draw:start-shape="id16" draw:start-glue-point="2" draw:end-shape="id17" draw:end-glue-point="0" svg:d="M18114 7321v1680h-8656v18148" svg:viewBox="0 0 8657 19829">
          <text:p/>
        </draw:connector>
        <draw:connector draw:style-name="gr7" draw:text-style-name="P3" draw:layer="layout" svg:x1="37.715cm" svg:y1="17.233cm" svg:x2="35.812cm" svg:y2="18.484cm" draw:start-shape="id4" draw:start-glue-point="2" draw:end-shape="id18" draw:end-glue-point="0" svg:d="M37715 17233v613h-1903v638" svg:viewBox="0 0 1904 1252">
          <text:p/>
        </draw:connector>
        <draw:connector draw:style-name="gr11" draw:text-style-name="P3" draw:layer="layout" svg:x1="9.516cm" svg:y1="4.337cm" svg:x2="13.707cm" svg:y2="11.098cm" draw:start-shape="id6" draw:start-glue-point="2" draw:end-shape="id19" svg:d="M9516 4337v3381h4191v3380" svg:viewBox="0 0 4192 6762">
          <text:p/>
        </draw:connector>
        <draw:frame draw:style-name="gr16" draw:text-style-name="P2" xml:id="id21" draw:id="id21" draw:layer="layout" svg:width="4.572cm" svg:height="1.143cm" svg:x="30.999cm" svg:y="25.333cm">
          <draw:text-box>
            <text:p>Able to do line graph</text:p>
          </draw:text-box>
        </draw:frame>
        <draw:connector draw:style-name="gr3" draw:text-style-name="P3" draw:layer="layout" draw:line-skew="-0.231cm" svg:x1="5.121cm" svg:y1="23.864cm" svg:x2="33.285cm" svg:y2="25.333cm" draw:start-shape="id20" draw:start-glue-point="2" draw:end-shape="id21" draw:end-glue-point="0" svg:d="M5121 23864v504h28164v965" svg:viewBox="0 0 28165 1470">
          <text:p/>
        </draw:connector>
        <draw:connector draw:style-name="gr3" draw:text-style-name="P3" draw:layer="layout" draw:line-skew="-1.158cm" svg:x1="24.535cm" svg:y1="22.053cm" svg:x2="33.285cm" svg:y2="25.333cm" draw:start-shape="id14" draw:start-glue-point="2" draw:end-shape="id21" draw:end-glue-point="0" svg:d="M24535 22053v482h8750v2798" svg:viewBox="0 0 8751 3281">
          <text:p/>
        </draw:connector>
        <draw:connector draw:style-name="gr3" draw:text-style-name="P3" draw:layer="layout" draw:line-skew="-1.715cm" svg:x1="33.306cm" svg:y1="20.267cm" svg:x2="33.285cm" svg:y2="25.333cm" draw:start-shape="id22" draw:start-glue-point="2" draw:end-shape="id21" draw:end-glue-point="0" svg:d="M33306 20267v818h-21v4248" svg:viewBox="0 0 22 5067">
          <text:p/>
        </draw:connector>
        <draw:connector draw:style-name="gr3" draw:text-style-name="P3" draw:layer="layout" draw:line-skew="-0.24cm" svg:x1="35.355cm" svg:y1="21.816cm" svg:x2="33.285cm" svg:y2="25.333cm" draw:start-shape="id23" draw:start-glue-point="2" draw:end-shape="id21" draw:end-glue-point="0" svg:d="M35355 21816v1519h-2070v1998" svg:viewBox="0 0 2071 3518">
          <text:p/>
        </draw:connector>
        <draw:frame draw:style-name="gr17" draw:text-style-name="P2" xml:id="id25" draw:id="id25" draw:layer="layout" svg:width="10.414cm" svg:height="1.143cm" svg:x="51.548cm" svg:y="28.481cm">
          <draw:text-box>
            <text:p>Able to do bar/compare/map</text:p>
            <text:p><text:s/>graph</text:p>
          </draw:text-box>
        </draw:frame>
        <draw:connector draw:style-name="gr3" draw:text-style-name="P3" draw:layer="layout" svg:x1="56.728cm" svg:y1="22.709cm" svg:x2="56.755cm" svg:y2="28.481cm" draw:start-shape="id24" draw:start-glue-point="2" draw:end-shape="id25" draw:end-glue-point="0" svg:d="M56728 22709v2886h27v2886" svg:viewBox="0 0 28 5773">
          <text:p/>
        </draw:connector>
        <draw:connector draw:style-name="gr11" draw:text-style-name="P3" draw:layer="layout" draw:line-skew="-0.444cm" svg:x1="33.285cm" svg:y1="26.476cm" svg:x2="56.755cm" svg:y2="28.481cm" draw:start-shape="id21" draw:start-glue-point="2" draw:end-shape="id25" draw:end-glue-point="0" svg:d="M33285 26476v559h23470v1446" svg:viewBox="0 0 23471 2006">
          <text:p/>
        </draw:connector>
        <draw:connector draw:style-name="gr7" draw:text-style-name="P3" draw:layer="layout" svg:x1="23.872cm" svg:y1="8.78cm" svg:x2="23.091cm" svg:y2="14.392cm" draw:start-shape="id3" draw:start-glue-point="2" draw:end-shape="id26" draw:end-glue-point="0" svg:d="M23872 8780v2806h-781v2806" svg:viewBox="0 0 782 5613">
          <text:p/>
        </draw:connector>
        <draw:g>
          <draw:frame draw:style-name="gr18" draw:text-style-name="P4" draw:layer="layout" svg:width="5.207cm" svg:height="0.647cm" svg:x="23.791cm" svg:y="1.608cm">
            <draw:text-box>
              <text:p><text:span text:style-name="T2">design//stubs needed to begin</text:span></text:p>
            </draw:text-box>
          </draw:frame>
          <draw:connector draw:style-name="gr7" draw:text-style-name="P3" draw:layer="layout" svg:x1="23.537cm" svg:y1="1.915cm" svg:x2="21.862cm" svg:y2="1.891cm" svg:d="M23537 1915h-837v-24h-838" svg:viewBox="0 0 1676 25">
            <text:p/>
          </draw:connector>
          <draw:connector draw:style-name="gr7" draw:text-style-name="P3" draw:layer="layout" svg:x1="23.563cm" svg:y1="1.903cm" svg:x2="21.888cm" svg:y2="1.879cm" svg:d="M23563 1903h-837v-24h-838" svg:viewBox="0 0 1676 25">
            <text:p/>
          </draw:connector>
        </draw:g>
        <draw:connector draw:style-name="gr7" draw:text-style-name="P3" draw:layer="layout" draw:line-skew="-0.303cm" svg:x1="46.6cm" svg:y1="5.064cm" svg:x2="18.114cm" svg:y2="6.178cm" draw:start-shape="id7" draw:start-glue-point="2" draw:end-shape="id16" draw:end-glue-point="0" svg:d="M46600 5064v254h-28486v860" svg:viewBox="0 0 28487 1115">
          <text:p/>
        </draw:connector>
        <draw:g xml:id="id18" draw:id="id18">
          <draw:frame draw:style-name="gr19" draw:text-style-name="P2" draw:layer="layout" svg:width="13.335cm" svg:height="3.666cm" svg:x="29.145cm" svg:y="18.484cm">
            <draw:text-box>
              <text:p>UI dependent on compatible units</text:p>
            </draw:text-box>
          </draw:frame>
          <draw:frame draw:style-name="gr20" draw:text-style-name="P2" xml:id="id22" draw:id="id22" draw:layer="layout" svg:width="7.679cm" svg:height="1.143cm" svg:x="29.467cm" svg:y="19.124cm">
            <draw:text-box>
              <text:p>meters &amp; groups menus</text:p>
              <text:p><text:a xlink:href="https://github.com/OpenEnergyDashboard/DevDocs/blob/main/resourceGeneralization/resourceGeneralization.md#changes-to-meters-groups-dropdown-menus" xlink:type="simple">changes-to-meters-groups-dropdown-menus</text:a></text:p>
            </draw:text-box>
          </draw:frame>
          <draw:frame draw:style-name="gr21" draw:text-style-name="P2" draw:layer="layout" svg:width="3.942cm" svg:height="1.143cm" svg:x="37.792cm" svg:y="20.759cm">
            <draw:text-box>
              <text:p>group viewing page</text:p>
              <text:p><text:a xlink:href="https://github.com/OpenEnergyDashboard/DevDocs/blob/main/resourceGeneralization/resourceGeneralization.md#group-viewing-pages" xlink:type="simple">group-viewing-pages</text:a></text:p>
            </draw:text-box>
          </draw:frame>
          <draw:frame draw:style-name="gr22" draw:text-style-name="P2" draw:layer="layout" svg:width="4.445cm" svg:height="1.143cm" svg:x="37.797cm" svg:y="19.081cm">
            <draw:text-box>
              <text:p>meter viewing page</text:p>
              <text:p><text:a xlink:href="https://github.com/OpenEnergyDashboard/DevDocs/blob/main/resourceGeneralization/resourceGeneralization.md#meter-viewing-page" xlink:type="simple">meter-viewing-page</text:a></text:p>
            </draw:text-box>
          </draw:frame>
          <draw:frame draw:style-name="gr23" draw:text-style-name="P2" xml:id="id23" draw:id="id23" draw:layer="layout" svg:width="3.177cm" svg:height="1.143cm" svg:x="33.767cm" svg:y="20.673cm">
            <draw:text-box>
              <text:p>units menu</text:p>
              <text:p><text:a xlink:href="https://github.com/OpenEnergyDashboard/DevDocs/blob/main/resourceGeneralization/resourceGeneralization.md#new-units-menu" xlink:type="simple">new-units-menu</text:a></text:p>
            </draw:text-box>
          </draw:frame>
        </draw:g>
        <draw:frame draw:style-name="gr2" draw:text-style-name="P2" xml:id="id4" draw:id="id4" draw:layer="layout" svg:width="8.114cm" svg:height="1.143cm" svg:x="33.658cm" svg:y="16.09cm">
          <draw:text-box>
            <text:p>Implement compatible units functions</text:p>
            <text:p><text:a xlink:href="https://github.com/OpenEnergyDashboard/DevDocs/blob/main/resourceGeneralization/resourceGeneralization.md#determining-compatible-units" xlink:type="simple">determining-compatible-units</text:a></text:p>
          </draw:text-box>
        </draw:frame>
        <draw:g>
          <draw:g>
            <draw:frame draw:style-name="gr24" draw:text-style-name="P2" xml:id="id8" draw:id="id8" draw:layer="layout" svg:width="8.442cm" svg:height="2.209cm" svg:x="62.665cm" svg:y="24.643cm">
              <draw:text-box>
                <text:p>Features dependent on DB changes</text:p>
              </draw:text-box>
            </draw:frame>
            <draw:frame draw:style-name="gr25" draw:text-style-name="P2" draw:layer="layout" svg:width="2.854cm" svg:height="1.143cm" svg:x="63.3cm" svg:y="25.22cm">
              <draw:text-box>
                <text:p>export feature</text:p>
                <text:p><text:a xlink:href="https://github.com/OpenEnergyDashboard/DevDocs/blob/main/resourceGeneralization/resourceGeneralization.md#export" xlink:type="simple">export</text:a></text:p>
              </draw:text-box>
            </draw:frame>
            <draw:frame draw:style-name="gr26" draw:text-style-name="P2" draw:layer="layout" svg:width="3.743cm" svg:height="1.143cm" svg:x="67.11cm" svg:y="25.263cm">
              <draw:text-box>
                <text:p>csv upload page</text:p>
  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csv-upload-page" xlink:type="simple">csv-upload-page</text:a></text:p>
              </draw:text-box>
            </draw:frame>
          </draw:g>
        </draw:g>
        <draw:connector draw:style-name="gr7" draw:text-style-name="P3" draw:layer="layout" draw:line-skew="0.766cm" svg:x1="46.6cm" svg:y1="5.064cm" svg:x2="56.728cm" svg:y2="21.566cm" draw:start-shape="id7" draw:start-glue-point="2" draw:end-shape="id24" draw:end-glue-point="0" svg:d="M46600 5064v9017h10128v7485" svg:viewBox="0 0 10129 16503">
          <text:p/>
        </draw:connector>
        <draw:connector draw:style-name="gr3" draw:text-style-name="P3" draw:layer="layout" svg:x1="13.707cm" svg:y1="12.241cm" svg:x2="30.009cm" svg:y2="13.471cm" draw:start-shape="id19" draw:start-glue-point="2" draw:end-shape="id27" draw:end-glue-point="0" svg:d="M13707 12241v615h16302v615" svg:viewBox="0 0 16303 1231">
          <text:p/>
        </draw:connector>
        <draw:frame draw:style-name="gr27" draw:text-style-name="P2" xml:id="id27" draw:id="id27" draw:layer="layout" svg:width="4.841cm" svg:height="1.143cm" svg:x="27.589cm" svg:y="13.471cm">
          <draw:text-box>
            <text:p>Transfer Pik on client arrival</text:p>
          </draw:text-box>
        </draw:frame>
        <draw:connector draw:style-name="gr11" draw:text-style-name="P3" draw:layer="layout" svg:x1="30.009cm" svg:y1="14.614cm" svg:x2="37.715cm" svg:y2="16.09cm" draw:start-shape="id27" draw:start-glue-point="2" draw:end-shape="id4" draw:end-glue-point="0" svg:d="M30009 14614v738h7706v738" svg:viewBox="0 0 7707 1477">
          <text:p/>
        </draw:connector>
        <draw:connector draw:style-name="gr3" draw:text-style-name="P3" draw:layer="layout" draw:line-skew="-0.227cm" svg:x1="9.516cm" svg:y1="4.337cm" svg:x2="23.872cm" svg:y2="7.637cm" draw:start-shape="id6" draw:start-glue-point="2" draw:end-shape="id3" draw:end-glue-point="0" svg:d="M9516 4337v1423h14356v1877" svg:viewBox="0 0 14357 3301">
          <text:p/>
        </draw:connector>
        <draw:connector draw:style-name="gr7" draw:text-style-name="P3" draw:layer="layout" svg:x1="23.872cm" svg:y1="8.78cm" svg:x2="13.707cm" svg:y2="11.098cm" draw:start-shape="id3" draw:start-glue-point="2" draw:end-shape="id19" draw:end-glue-point="0" svg:d="M23872 8780v1159h-10165v1159" svg:viewBox="0 0 10166 2319">
          <text:p/>
        </draw:connector>
        <draw:connector draw:style-name="gr7" draw:text-style-name="P3" draw:layer="layout" draw:line-skew="-3.836cm" svg:x1="13.707cm" svg:y1="12.241cm" svg:x2="5.121cm" svg:y2="22.721cm" draw:start-shape="id19" draw:start-glue-point="2" draw:end-shape="id20" draw:end-glue-point="0" svg:d="M13707 12241v1404h-8586v9076" svg:viewBox="0 0 8587 10481">
          <text:p/>
        </draw:connector>
        <draw:connector draw:style-name="gr7" draw:text-style-name="P3" draw:layer="layout" draw:line-skew="5.145cm" svg:x1="46.6cm" svg:y1="5.064cm" svg:x2="46.132cm" svg:y2="18.421cm" draw:start-shape="id7" draw:start-glue-point="2" draw:end-shape="id28" draw:end-glue-point="0" svg:d="M46600 5064v11811h-468v1546" svg:viewBox="0 0 469 13358">
          <text:p/>
        </draw:connector>
        <draw:connector draw:style-name="gr5" draw:text-style-name="P3" draw:layer="layout" draw:line-skew="2.311cm" svg:x1="18.114cm" svg:y1="7.321cm" svg:x2="14.619cm" svg:y2="14.44cm" draw:start-shape="id16" draw:start-glue-point="2" draw:end-shape="id29" draw:end-glue-point="0" svg:d="M18114 7321v5871h-3495v1248" svg:viewBox="0 0 3496 7120">
          <text:p/>
        </draw:connector>
        <draw:connector draw:style-name="gr5" draw:text-style-name="P3" draw:layer="layout" svg:x1="18.114cm" svg:y1="7.321cm" svg:x2="23.091cm" svg:y2="14.392cm" draw:start-shape="id16" draw:start-glue-point="2" draw:end-shape="id26" draw:end-glue-point="0" svg:d="M18114 7321v3536h4977v3535" svg:viewBox="0 0 4978 7072">
          <text:p/>
        </draw:connector>
        <draw:connector draw:style-name="gr11" draw:text-style-name="P3" draw:layer="layout" draw:line-skew="5.348cm" svg:x1="47.362cm" svg:y1="2.524cm" svg:x2="24.553cm" svg:y2="18.497cm" draw:start-shape="id9" draw:start-glue-point="2" draw:end-shape="id12" draw:end-glue-point="0" svg:d="M47362 2524v13335h-22809v2638" svg:viewBox="0 0 22810 15974">
          <text:p/>
        </draw:connector>
        <draw:g xml:id="id28" draw:id="id28">
          <draw:frame draw:style-name="gr28" draw:text-style-name="P2" draw:layer="layout" svg:width="6.191cm" svg:height="4.114cm" svg:x="43.037cm" svg:y="18.421cm">
            <draw:text-box>
              <text:p>Features dependent on DB changes</text:p>
            </draw:text-box>
          </draw:frame>
          <draw:frame draw:style-name="gr22" draw:text-style-name="P2" draw:layer="layout" svg:width="4.445cm" svg:height="1.143cm" svg:x="43.672cm" svg:y="21.011cm">
            <draw:text-box>
              <text:p>admin unit page</text:p>
              <text:p><text:a xlink:href="https://github.com/OpenEnergyDashboard/DevDocs/blob/main/resourceGeneralization/resourceGeneralization.md#new-admin-unit-page" xlink:type="simple">new-admin-unit-page</text:a></text:p>
            </draw:text-box>
          </draw:frame>
          <draw:frame draw:style-name="gr29" draw:text-style-name="P2" draw:layer="layout" svg:width="5.521cm" svg:height="1.143cm" svg:x="43.485cm" svg:y="19.36cm">
            <draw:text-box>
              <text:p>admin conversion page</text:p>
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new-admin-conversion-page" xlink:type="simple">new-admin-conversion-page</text:a></text:p>
            </draw:text-box>
          </draw:frame>
        </draw:g>
        <draw:connector draw:style-name="gr7" draw:text-style-name="P3" draw:layer="layout" svg:x1="13.707cm" svg:y1="12.241cm" svg:x2="14.619cm" svg:y2="14.44cm" draw:start-shape="id19" draw:start-glue-point="2" draw:end-shape="id29" draw:end-glue-point="0" svg:d="M13707 12241v1100h912v1099" svg:viewBox="0 0 913 2200">
          <text:p/>
        </draw:connector>
        <draw:frame draw:style-name="gr30" draw:text-style-name="P3" draw:layer="layout" svg:width="1.172cm" svg:height="1.172cm" svg:x="5.543cm" svg:y="1.09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g>
          <draw:frame draw:style-name="gr30" draw:text-style-name="P3" draw:layer="layout" svg:width="1.172cm" svg:height="1.172cm" svg:x="29.927cm" svg:y="1.352cm">
            <draw:image xlink:href="Pictures/200000160000021200000213C8270908797F632F.svm" xlink:type="simple" xlink:show="embed" xlink:actuate="onLoad" draw:mime-type="image/x-svm">
              <text:p/>
            </draw:image>
            <draw:image xlink:href="Pictures/100000010000001500000015D2C169D08D9A00FB.png" xlink:type="simple" xlink:show="embed" xlink:actuate="onLoad" draw:mime-type="image/png"/>
          </draw:frame>
          <draw:frame draw:style-name="gr31" draw:text-style-name="P6" draw:layer="layout" svg:width="3.175cm" svg:height="0.806cm" svg:x="30.972cm" svg:y="1.464cm">
            <draw:text-box>
              <text:p><text:span text:style-name="T3">completed</text:span></text:p>
            </draw:text-box>
          </draw:frame>
        </draw:g>
        <draw:frame draw:style-name="gr32" draw:text-style-name="P6" draw:layer="layout" svg:width="5.112cm" svg:height="0.806cm" svg:x="35.939cm" svg:y="1.508cm">
          <draw:text-box>
            <text:p><text:span text:style-name="T3">Partly complete</text:span></text:p>
          </draw:text-box>
        </draw:frame>
        <draw:frame draw:style-name="gr30" draw:text-style-name="P3" draw:layer="layout" svg:width="1.139cm" svg:height="1.139cm" draw:transform="rotate (-0.176627320301826) translate (28.073cm 2.727cm)">
          <draw:image xlink:href="Pictures/2000000E00000209000002091FFDE8302F0A70DD.svm" xlink:type="simple" xlink:show="embed" xlink:actuate="onLoad" draw:mime-type="image/x-svm">
            <text:p/>
          </draw:image>
          <draw:image xlink:href="Pictures/100000010000001500000015729C899C66BD776E.png" xlink:type="simple" xlink:show="embed" xlink:actuate="onLoad" draw:mime-type="image/png"/>
        </draw:frame>
        <draw:frame draw:style-name="gr32" draw:text-style-name="P6" draw:layer="layout" svg:width="5.112cm" svg:height="0.806cm" svg:x="29.162cm" svg:y="2.988cm">
          <draw:text-box>
            <text:p><text:span text:style-name="T3">In progress/assigned</text:span></text:p>
          </draw:text-box>
        </draw:frame>
        <draw:g>
          <draw:frame draw:style-name="gr30" draw:text-style-name="P3" draw:layer="layout" svg:width="1.23cm" svg:height="1.23cm" svg:x="34.655cm" svg:y="2.818cm">
            <draw:image xlink:href="Pictures/200000160000021A0000021AA3181F381046188C.svm" xlink:type="simple" xlink:show="embed" xlink:actuate="onLoad" draw:mime-type="image/x-svm">
              <text:p/>
            </draw:image>
            <draw:image xlink:href="Pictures/10000001000000150000001532E32C545F8D108E.png" xlink:type="simple" xlink:show="embed" xlink:actuate="onLoad" draw:mime-type="image/png"/>
          </draw:frame>
          <draw:frame draw:style-name="gr33" draw:text-style-name="P6" draw:layer="layout" svg:width="4.532cm" svg:height="0.806cm" svg:x="36.33cm" svg:y="3.008cm">
            <draw:text-box>
              <text:p><text:span text:style-name="T3">design/stubs done</text:span></text:p>
            </draw:text-box>
          </draw:frame>
        </draw:g>
        <draw:frame draw:style-name="gr30" draw:text-style-name="P3" draw:layer="layout" svg:width="1.172cm" svg:height="1.172cm" svg:x="42.656cm" svg:y="1.352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41.767cm" svg:y="3.92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4.483cm" svg:y="3.13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12.909cm" svg:y="6.0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19.259cm" svg:y="7.604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9.001cm" svg:y="11.1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0.238cm" svg:y="6.58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26.706cm" svg:y="13.44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32.975cm" svg:y="15.98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19.467cm" svg:y="18.52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19.388cm" svg:y="20.9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50.882cm" svg:y="21.545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33.131cm" svg:y="20.65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30.435cm" svg:y="25.257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0.492cm" svg:y="22.68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27.797cm" svg:y="29.44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51.009cm" svg:y="28.53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custom-shape draw:style-name="gr34" draw:text-style-name="P7" draw:layer="layout" svg:width="1.143cm" svg:height="1.143cm" svg:x="34.655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1.143cm" svg:height="1.143cm" svg:x="34.655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1.172cm" svg:height="1.172cm" svg:x="66.884cm" svg:y="29.03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42.881cm" svg:y="20.939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10.017cm" svg:y="14.433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18.653cm" svg:y="14.30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28.686cm" svg:y="19.16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10" draw:text-style-name="P2" xml:id="id30" draw:id="id30" draw:layer="layout" svg:width="8.334cm" svg:height="1.143cm" svg:x="38.973cm" svg:y="23.733cm">
          <draw:text-box>
            <text:p>Redo Cik and refresh readimgs</text:p>
            <text:p text:style-name="P9"><text:a xlink:href="https://github.com/OpenEnergyDashboard/DevDocs/blob/main/resourceGeneralization/resourceGeneralization.md#meter-graphic-values" xlink:type="simple">meter-graphic-values</text:a><text:a xlink:href="https://github.com/OpenEnergyDashboard/DevDocs/blob/main/resourceGeneralization/resourceGeneralization.md#when-update-pik-refresh-readings" xlink:type="simple">meter-graphic-values</text:a></text:p>
          </draw:text-box>
        </draw:frame>
        <draw:connector draw:style-name="gr3" draw:text-style-name="P3" draw:layer="layout" svg:x1="46.132cm" svg:y1="22.535cm" svg:x2="43.14cm" svg:y2="23.733cm" draw:start-shape="id28" draw:start-glue-point="2" draw:end-shape="id30" svg:d="M46132 22535v612h-2992v586" svg:viewBox="0 0 2993 1199">
          <text:p/>
        </draw:connector>
        <draw:connector draw:style-name="gr3" draw:text-style-name="P3" draw:layer="layout" svg:x1="43.14cm" svg:y1="24.876cm" svg:x2="33.285cm" svg:y2="25.333cm" draw:start-shape="id30" draw:start-glue-point="2" draw:end-shape="id21" draw:end-glue-point="0" svg:d="M43140 24876v526h-5868v-595h-3987v526" svg:viewBox="0 0 9856 596">
          <text:p/>
        </draw:connector>
        <draw:frame draw:style-name="gr30" draw:text-style-name="P3" draw:layer="layout" svg:width="1.172cm" svg:height="1.172cm" svg:x="37.322cm" svg:y="19.132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42.881cm" svg:y="19.28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38.436cm" svg:y="23.704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36.922cm" svg:y="20.732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17.735cm" svg:y="29.03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62.341cm" svg:y="25.257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  <draw:frame draw:style-name="gr30" draw:text-style-name="P3" draw:layer="layout" svg:width="1.172cm" svg:height="1.172cm" svg:x="66.241cm" svg:y="25.257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500000015D2C169D08D9A00FB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45_20_Degrees" draw:display-name="Black 45 Degrees" draw:style="single" draw:color="#000000" draw:distance="0.102cm" draw:rotation="450"/>
    <draw:hatch draw:name="Red_20_90_20_Degrees_20_Crossed_20_1" draw:display-name="Red 90 Degrees Crossed 1" draw:style="single" draw:color="#66cc00" draw:distance="0.102cm" draw:rotation="450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279cm" draw:marker-start-center="false" draw:marker-end-width="0.279cm" draw:marker-end-center="false" draw:fill="solid" draw:fill-color="#729fcf" draw:textarea-horizontal-align="justify" draw:textarea-vertical-align="middle" draw:auto-grow-width="tru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ven Huss-Lederman</meta:initial-creator>
    <meta:creation-date>2022-01-16T11:04:23.050346626</meta:creation-date>
    <dc:date>2023-05-17T14:06:25.869000000</dc:date>
    <dc:creator>Steven Huss-Lederman</dc:creator>
    <meta:editing-duration>PT4H38M19S</meta:editing-duration>
    <meta:editing-cycles>45</meta:editing-cycles>
    <meta:generator>LibreOffice/7.4.6.2$Windows_X86_64 LibreOffice_project/5b1f5509c2decdade7fda905e3e1429a67acd63d</meta:generator>
    <meta:document-statistic meta:object-count="129"/>
  </office:meta>
</office:document-meta>
</file>